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9402" officeooo:paragraph-rsid="000fff05"/>
    </style:style>
    <style:style style:name="P2" style:family="paragraph" style:parent-style-name="Standard">
      <style:text-properties fo:font-weight="normal" officeooo:rsid="00a6bcfd" officeooo:paragraph-rsid="0011e3ef" style:font-weight-asian="normal" style:font-weight-complex="normal"/>
    </style:style>
    <style:style style:name="P3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0e86138" officeooo:paragraph-rsid="00123ec6" style:font-size-asian="12pt" style:font-weight-asian="normal" style:font-size-complex="12pt" style:font-weight-complex="normal"/>
    </style:style>
    <style:style style:name="T1" style:family="text">
      <style:text-properties officeooo:rsid="0011d0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 те непостижимо далёкие времена я ещё не знал, что все мои невзгоды или радости, взлёты и падения, <text:s/>все мои тупости и озарения, <text:span text:style-name="T1">исходят</text:span> от той сволочи в не<text:span text:style-name="T1">достиж</text:span>имо далёком будущем, которая сейчас слагает это письмо тебе, лёжа в палатке посреди тёмного леса <text:span text:style-name="T1">под неумолчное</text:span> журча<text:span text:style-name="T1">нье </text:span>струй реки по имени Варанда...</text:p>
      <text:p text:style-name="P1"/>
      <text:p text:style-name="P2">На некоторые вопросы я так и не смогу узнать ответа. Никогда...</text:p>
      <text:p text:style-name="P2"/>
      <text:p text:style-name="P3">И, пожалуй, это была последняя мерзость из сделанных мною в жизни.</text:p>
      <text:p text:style-name="P3">Да? Нет — точно последняя...</text:p>
      <text:p text:style-name="P3">Если, конечно, тот сучий потрох в китайской палатке ещё чего <text:s/>нибудь не нароет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6-04-14T14:19:09.827754872</meta:creation-date>
    <dc:date>2016-07-25T08:30:36.446249103</dc:date>
    <dc:creator>sehrguey </dc:creator>
    <meta:editing-duration>PT3M41S</meta:editing-duration>
    <meta:editing-cycles>4</meta:editing-cycles>
    <meta:generator>LibreOffice/4.3.3.2$Linux_x86 LibreOffice_project/430m0$Build-2</meta:generator>
    <meta:document-statistic meta:table-count="0" meta:image-count="0" meta:object-count="0" meta:page-count="1" meta:paragraph-count="5" meta:word-count="90" meta:character-count="551" meta:non-whitespace-character-count="463"/>
  </office:meta>
</office:document-meta>
</file>